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anging_20_indent">
      <style:text-properties style:font-name="Liberation Serif" fo:font-size="10pt" officeooo:paragraph-rsid="002744d1" style:font-size-asian="10pt" style:font-size-complex="10pt"/>
    </style:style>
    <style:style style:name="P2" style:family="paragraph" style:parent-style-name="Hanging_20_indent">
      <style:text-properties style:font-name="Liberation Serif" fo:font-size="10pt" officeooo:paragraph-rsid="00296ff6" style:font-size-asian="10pt" style:font-size-complex="10pt"/>
    </style:style>
    <style:style style:name="P3" style:family="paragraph" style:parent-style-name="Standard">
      <style:text-properties style:font-name="Liberation Serif" fo:font-size="10pt" style:font-size-asian="10pt" style:font-size-complex="10pt"/>
    </style:style>
    <style:style style:name="P4" style:family="paragraph" style:parent-style-name="Standard">
      <style:paragraph-properties style:writing-mode="lr-tb"/>
      <style:text-properties style:font-name="Liberation Serif" fo:font-size="10pt" officeooo:paragraph-rsid="001f5f2a" style:font-size-asian="10pt" style:font-size-complex="10pt"/>
    </style:style>
    <style:style style:name="P5" style:family="paragraph" style:parent-style-name="Standard">
      <style:paragraph-properties style:writing-mode="lr-tb"/>
      <style:text-properties style:font-name="Liberation Serif" fo:font-size="10pt" officeooo:paragraph-rsid="0021a361" style:font-size-asian="10pt" style:font-size-complex="10pt"/>
    </style:style>
    <style:style style:name="P6" style:family="paragraph" style:parent-style-name="Standard">
      <style:paragraph-properties style:writing-mode="lr-tb"/>
      <style:text-properties style:font-name="Liberation Serif" fo:font-size="10pt" officeooo:paragraph-rsid="0026b5a8" style:font-size-asian="10pt" style:font-size-complex="10pt"/>
    </style:style>
    <style:style style:name="P7" style:family="paragraph" style:parent-style-name="Standard">
      <style:paragraph-properties style:writing-mode="lr-tb"/>
      <style:text-properties style:font-name="Liberation Serif" fo:font-size="10pt" officeooo:paragraph-rsid="00256f6f" style:font-size-asian="10pt" style:font-size-complex="10pt"/>
    </style:style>
    <style:style style:name="P8" style:family="paragraph" style:parent-style-name="Standard">
      <style:paragraph-properties style:writing-mode="lr-tb"/>
      <style:text-properties style:font-name="Liberation Serif" fo:font-size="10pt" officeooo:paragraph-rsid="0021343c" style:font-size-asian="10pt" style:font-size-complex="10pt"/>
    </style:style>
    <style:style style:name="P9" style:family="paragraph" style:parent-style-name="Standard">
      <style:paragraph-properties style:writing-mode="lr-tb"/>
      <style:text-properties style:font-name="Liberation Serif" fo:font-size="10pt" officeooo:rsid="0021a361" officeooo:paragraph-rsid="0021a361" style:font-size-asian="10pt" style:font-size-complex="10pt"/>
    </style:style>
    <style:style style:name="P10" style:family="paragraph" style:parent-style-name="Standard">
      <style:paragraph-properties style:writing-mode="lr-tb"/>
      <style:text-properties style:font-name="Liberation Serif" fo:font-size="10pt" officeooo:rsid="0028749b" officeooo:paragraph-rsid="0028749b" style:font-size-asian="10pt" style:font-size-complex="10pt"/>
    </style:style>
    <style:style style:name="P11" style:family="paragraph" style:parent-style-name="Standard">
      <style:paragraph-properties style:writing-mode="lr-tb"/>
      <style:text-properties style:font-name="Liberation Serif" fo:font-size="10pt" officeooo:rsid="002a086c" officeooo:paragraph-rsid="002a086c" style:font-size-asian="10pt" style:font-size-complex="10pt"/>
    </style:style>
    <style:style style:name="P12" style:family="paragraph" style:parent-style-name="Standard">
      <style:paragraph-properties style:writing-mode="lr-tb"/>
      <style:text-properties style:font-name="Liberation Serif" fo:font-size="10pt" officeooo:rsid="002a086c" officeooo:paragraph-rsid="002a9704" style:font-size-asian="10pt" style:font-size-complex="10pt"/>
    </style:style>
    <style:style style:name="P13" style:family="paragraph" style:parent-style-name="Standard">
      <style:paragraph-properties style:writing-mode="lr-tb"/>
      <style:text-properties style:font-name="Liberation Serif" fo:font-size="10pt" officeooo:rsid="001f5f2a" officeooo:paragraph-rsid="001f5f2a" style:font-size-asian="10pt" style:font-size-complex="10pt"/>
    </style:style>
    <style:style style:name="P14" style:family="paragraph" style:parent-style-name="Standard">
      <style:paragraph-properties style:writing-mode="lr-tb"/>
      <style:text-properties style:font-name="Liberation Serif" fo:font-size="10pt" officeooo:rsid="0032d829" officeooo:paragraph-rsid="0032d829" style:font-size-asian="10pt" style:font-size-complex="10pt"/>
    </style:style>
    <style:style style:name="P15" style:family="paragraph" style:parent-style-name="Standard">
      <style:paragraph-properties style:writing-mode="lr-tb"/>
      <style:text-properties style:font-name="Liberation Serif" fo:font-size="10pt" officeooo:rsid="0036174e" officeooo:paragraph-rsid="0036174e" style:font-size-asian="10pt" style:font-size-complex="10pt"/>
    </style:style>
    <style:style style:name="P16" style:family="paragraph" style:parent-style-name="Hanging_20_indent">
      <style:text-properties style:font-name="Liberation Serif" fo:font-size="10pt" fo:font-weight="bold" officeooo:paragraph-rsid="002744d1" style:font-size-asian="10pt" style:font-weight-asian="bold" style:font-size-complex="10pt" style:font-weight-complex="bold"/>
    </style:style>
    <style:style style:name="P17" style:family="paragraph" style:parent-style-name="Standard">
      <style:paragraph-properties style:writing-mode="lr-tb"/>
      <style:text-properties style:font-name="Liberation Serif" fo:font-size="10pt" fo:font-weight="bold" officeooo:paragraph-rsid="00256f6f" style:font-size-asian="10pt" style:font-weight-asian="bold" style:font-size-complex="10pt" style:font-weight-complex="bold"/>
    </style:style>
    <style:style style:name="P18" style:family="paragraph" style:parent-style-name="Standard">
      <style:paragraph-properties style:writing-mode="lr-tb"/>
      <style:text-properties style:font-name="Liberation Serif" fo:font-size="10pt" fo:font-weight="normal" officeooo:rsid="0021a361" officeooo:paragraph-rsid="0021a361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style:writing-mode="lr-tb"/>
      <style:text-properties style:font-name="Liberation Serif" fo:font-size="10pt" fo:font-weight="normal" officeooo:rsid="003ae872" officeooo:paragraph-rsid="003ae872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style:writing-mode="lr-tb"/>
      <style:text-properties style:font-name="Bitstream Vera Serif" fo:font-size="12pt" officeooo:paragraph-rsid="0021343c" style:font-size-asian="12pt" style:font-size-complex="12pt"/>
    </style:style>
    <style:style style:name="P21" style:family="paragraph" style:parent-style-name="Standard">
      <style:paragraph-properties style:writing-mode="lr-tb"/>
      <style:text-properties officeooo:paragraph-rsid="002a086c"/>
    </style:style>
    <style:style style:name="P22" style:family="paragraph" style:parent-style-name="Standard">
      <style:paragraph-properties style:writing-mode="lr-tb"/>
      <style:text-properties officeooo:paragraph-rsid="001f5f2a"/>
    </style:style>
    <style:style style:name="P23" style:family="paragraph" style:parent-style-name="Standard">
      <style:paragraph-properties style:writing-mode="lr-tb"/>
      <style:text-properties officeooo:paragraph-rsid="00323f51"/>
    </style:style>
    <style:style style:name="P24" style:family="paragraph" style:parent-style-name="Standard">
      <style:paragraph-properties style:writing-mode="lr-tb"/>
      <style:text-properties officeooo:paragraph-rsid="0028749b"/>
    </style:style>
    <style:style style:name="P25" style:family="paragraph" style:parent-style-name="Standard">
      <style:paragraph-properties style:writing-mode="lr-tb"/>
      <style:text-properties officeooo:paragraph-rsid="0034b7eb"/>
    </style:style>
    <style:style style:name="P26" style:family="paragraph" style:parent-style-name="Hanging_20_indent">
      <style:text-properties officeooo:paragraph-rsid="002744d1"/>
    </style:style>
    <style:style style:name="P27" style:family="paragraph" style:parent-style-name="Standard">
      <style:paragraph-properties style:writing-mode="lr-tb"/>
      <style:text-properties officeooo:paragraph-rsid="003ae872"/>
    </style:style>
    <style:style style:name="T1" style:family="text">
      <style:text-properties officeooo:rsid="0021343c"/>
    </style:style>
    <style:style style:name="T2" style:family="text">
      <style:text-properties fo:font-weight="bold" officeooo:rsid="0024181d" style:font-weight-asian="bold" style:font-weight-complex="bold"/>
    </style:style>
    <style:style style:name="T3" style:family="text">
      <style:text-properties officeooo:rsid="0021a36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dd449" style:font-weight-asian="normal" style:font-weight-complex="normal"/>
    </style:style>
    <style:style style:name="T6" style:family="text">
      <style:text-properties officeooo:rsid="00226b4f"/>
    </style:style>
    <style:style style:name="T7" style:family="text">
      <style:text-properties officeooo:rsid="0024181d"/>
    </style:style>
    <style:style style:name="T8" style:family="text">
      <style:text-properties officeooo:rsid="00256f6f"/>
    </style:style>
    <style:style style:name="T9" style:family="text">
      <style:text-properties officeooo:rsid="0026b5a8"/>
    </style:style>
    <style:style style:name="T10" style:family="text">
      <style:text-properties officeooo:rsid="002744d1"/>
    </style:style>
    <style:style style:name="T11" style:family="text">
      <style:text-properties officeooo:rsid="0028749b"/>
    </style:style>
    <style:style style:name="T12" style:family="text">
      <style:text-properties style:font-name="Liberation Serif" fo:font-size="10pt" style:font-size-asian="10pt" style:font-size-complex="10pt"/>
    </style:style>
    <style:style style:name="T13" style:family="text">
      <style:text-properties style:font-name="Liberation Serif" fo:font-size="10pt" officeooo:rsid="00296ff6" style:font-size-asian="10pt" style:font-size-complex="10pt"/>
    </style:style>
    <style:style style:name="T14" style:family="text">
      <style:text-properties style:font-name="Liberation Serif" fo:font-size="10pt" officeooo:rsid="002a086c" style:font-size-asian="10pt" style:font-size-complex="10pt"/>
    </style:style>
    <style:style style:name="T15" style:family="text">
      <style:text-properties style:font-name="Liberation Serif" fo:font-size="10pt" officeooo:rsid="002a9704" style:font-size-asian="10pt" style:font-size-complex="10pt"/>
    </style:style>
    <style:style style:name="T16" style:family="text">
      <style:text-properties style:font-name="Liberation Serif" fo:font-size="10pt" officeooo:rsid="0021a361" style:font-size-asian="10pt" style:font-size-complex="10pt"/>
    </style:style>
    <style:style style:name="T17" style:family="text">
      <style:text-properties style:font-name="Liberation Serif" fo:font-size="10pt" officeooo:rsid="002cc770" style:font-size-asian="10pt" style:font-size-complex="10pt"/>
    </style:style>
    <style:style style:name="T18" style:family="text">
      <style:text-properties style:font-name="Liberation Serif" fo:font-size="10pt" officeooo:rsid="001f5f2a" style:font-size-asian="10pt" style:font-size-complex="10pt"/>
    </style:style>
    <style:style style:name="T19" style:family="text">
      <style:text-properties style:font-name="Liberation Serif" fo:font-size="10pt" officeooo:rsid="0021343c" style:font-size-asian="10pt" style:font-size-complex="10pt"/>
    </style:style>
    <style:style style:name="T20" style:family="text">
      <style:text-properties style:font-name="Liberation Serif" fo:font-size="10pt" officeooo:rsid="0028749b" style:font-size-asian="10pt" style:font-size-complex="10pt"/>
    </style:style>
    <style:style style:name="T21" style:family="text">
      <style:text-properties style:font-name="Liberation Serif" fo:font-size="10pt" officeooo:rsid="002dd449" style:font-size-asian="10pt" style:font-size-complex="10pt"/>
    </style:style>
    <style:style style:name="T22" style:family="text">
      <style:text-properties style:font-name="Liberation Serif" fo:font-size="10pt" officeooo:rsid="0030fc37" style:font-size-asian="10pt" style:font-size-complex="10pt"/>
    </style:style>
    <style:style style:name="T23" style:family="text">
      <style:text-properties style:font-name="Liberation Serif" fo:font-size="10pt" officeooo:rsid="00323f51" style:font-size-asian="10pt" style:font-size-complex="10pt"/>
    </style:style>
    <style:style style:name="T24" style:family="text">
      <style:text-properties style:font-name="Liberation Serif" fo:font-size="10pt" officeooo:rsid="0024181d" style:font-size-asian="10pt" style:font-size-complex="10pt"/>
    </style:style>
    <style:style style:name="T25" style:family="text">
      <style:text-properties style:font-name="Liberation Serif" fo:font-size="10pt" officeooo:rsid="00226b4f" style:font-size-asian="10pt" style:font-size-complex="10pt"/>
    </style:style>
    <style:style style:name="T26" style:family="text">
      <style:text-properties style:font-name="Liberation Serif" fo:font-size="10pt" officeooo:rsid="0026b5a8" style:font-size-asian="10pt" style:font-size-complex="10pt"/>
    </style:style>
    <style:style style:name="T27" style:family="text">
      <style:text-properties style:font-name="Liberation Serif" fo:font-size="10pt" officeooo:rsid="00256f6f" style:font-size-asian="10pt" style:font-size-complex="10pt"/>
    </style:style>
    <style:style style:name="T28" style:family="text">
      <style:text-properties style:font-name="Liberation Serif" fo:font-size="10pt" officeooo:rsid="00326a10" style:font-size-asian="10pt" style:font-size-complex="10pt"/>
    </style:style>
    <style:style style:name="T29" style:family="text">
      <style:text-properties style:font-name="Liberation Serif" fo:font-size="10pt" officeooo:rsid="0032d829" style:font-size-asian="10pt" style:font-size-complex="10pt"/>
    </style:style>
    <style:style style:name="T30" style:family="text">
      <style:text-properties style:font-name="Liberation Serif" fo:font-size="10pt" officeooo:rsid="0034b7eb" style:font-size-asian="10pt" style:font-size-complex="10pt"/>
    </style:style>
    <style:style style:name="T31" style:family="text">
      <style:text-properties style:font-name="Liberation Serif" fo:font-size="10pt" officeooo:rsid="0039e8f9" style:font-size-asian="10pt" style:font-size-complex="10pt"/>
    </style:style>
    <style:style style:name="T32" style:family="text">
      <style:text-properties style:font-name="Liberation Serif" fo:font-size="10pt" officeooo:rsid="002744d1" style:font-size-asian="10pt" style:font-size-complex="10pt"/>
    </style:style>
    <style:style style:name="T33" style:family="text">
      <style:text-properties style:font-name="Liberation Serif" fo:font-size="10pt" officeooo:rsid="003a6913" style:font-size-asian="10pt" style:font-size-complex="10pt"/>
    </style:style>
    <style:style style:name="T34" style:family="text">
      <style:text-properties style:font-name="Liberation Serif" fo:font-size="10pt" officeooo:rsid="003ae872" style:font-size-asian="10pt" style:font-size-complex="10pt"/>
    </style:style>
    <style:style style:name="T35" style:family="text">
      <style:text-properties style:font-name="Liberation Serif" fo:font-size="10pt" officeooo:rsid="003b54e0" style:font-size-asian="10pt" style:font-size-complex="10pt"/>
    </style:style>
    <style:style style:name="T36" style:family="text">
      <style:text-properties style:font-name="Liberation Serif" fo:font-size="10pt" officeooo:rsid="003cc6ce" style:font-size-asian="10pt" style:font-size-complex="10pt"/>
    </style:style>
    <style:style style:name="T37" style:family="text">
      <style:text-properties style:font-name="Liberation Serif" fo:font-size="10pt" officeooo:rsid="003dc32d" style:font-size-asian="10pt" style:font-size-complex="10pt"/>
    </style:style>
    <style:style style:name="T38" style:family="text">
      <style:text-properties style:font-name="Liberation Serif" fo:font-size="10pt" fo:font-weight="bold" officeooo:rsid="002a086c" style:font-size-asian="10pt" style:font-weight-asian="bold" style:font-size-complex="10pt" style:font-weight-complex="bold"/>
    </style:style>
    <style:style style:name="T39" style:family="text">
      <style:text-properties style:font-name="Liberation Serif" fo:font-size="10pt" fo:font-weight="bold" officeooo:rsid="0021a361" style:font-size-asian="10pt" style:font-weight-asian="bold" style:font-size-complex="10pt" style:font-weight-complex="bold"/>
    </style:style>
    <style:style style:name="T40" style:family="text">
      <style:text-properties style:font-name="Liberation Serif" fo:font-size="10pt" fo:font-weight="bold" officeooo:rsid="00256f6f" style:font-size-asian="10pt" style:font-weight-asian="bold" style:font-size-complex="10pt" style:font-weight-complex="bold"/>
    </style:style>
    <style:style style:name="T41" style:family="text">
      <style:text-properties style:font-name="Liberation Serif" fo:font-size="10pt" fo:font-weight="bold" officeooo:rsid="0021343c" style:font-size-asian="10pt" style:font-weight-asian="bold" style:font-size-complex="10pt" style:font-weight-complex="bold"/>
    </style:style>
    <style:style style:name="T42" style:family="text">
      <style:text-properties style:font-name="Liberation Serif" fo:font-size="10pt" fo:font-weight="bold" officeooo:rsid="00323f51" style:font-size-asian="10pt" style:font-weight-asian="bold" style:font-size-complex="10pt" style:font-weight-complex="bold"/>
    </style:style>
    <style:style style:name="T43" style:family="text">
      <style:text-properties style:font-name="Liberation Serif" fo:font-size="10pt" fo:font-weight="bold" officeooo:rsid="00326a10" style:font-size-asian="10pt" style:font-weight-asian="bold" style:font-size-complex="10pt" style:font-weight-complex="bold"/>
    </style:style>
    <style:style style:name="T44" style:family="text">
      <style:text-properties style:font-name="Liberation Serif" fo:font-size="10pt" fo:font-weight="bold" officeooo:rsid="0032d829" style:font-size-asian="10pt" style:font-weight-asian="bold" style:font-size-complex="10pt" style:font-weight-complex="bold"/>
    </style:style>
    <style:style style:name="T45" style:family="text">
      <style:text-properties style:font-name="Liberation Serif" fo:font-size="10pt" fo:font-weight="bold" officeooo:rsid="003ae872" style:font-size-asian="10pt" style:font-weight-asian="bold" style:font-size-complex="10pt" style:font-weight-complex="bold"/>
    </style:style>
    <style:style style:name="T46" style:family="text">
      <style:text-properties style:font-name="Liberation Serif" fo:font-size="10pt" fo:font-weight="bold" officeooo:rsid="003dc32d" style:font-size-asian="10pt" style:font-weight-asian="bold" style:font-size-complex="10pt" style:font-weight-complex="bold"/>
    </style:style>
    <style:style style:name="T47" style:family="text">
      <style:text-properties style:font-name="Liberation Serif" fo:font-size="10pt" fo:font-weight="normal" officeooo:rsid="0021a361" style:font-size-asian="10pt" style:font-weight-asian="normal" style:font-size-complex="10pt" style:font-weight-complex="normal"/>
    </style:style>
    <style:style style:name="T48" style:family="text">
      <style:text-properties style:font-name="Liberation Serif" fo:font-size="10pt" fo:font-weight="normal" officeooo:rsid="002b2974" style:font-size-asian="10pt" style:font-weight-asian="normal" style:font-size-complex="10pt" style:font-weight-complex="normal"/>
    </style:style>
    <style:style style:name="T49" style:family="text">
      <style:text-properties style:font-name="Liberation Serif" fo:font-size="10pt" fo:font-weight="normal" officeooo:rsid="00256f6f" style:font-size-asian="10pt" style:font-weight-asian="normal" style:font-size-complex="10pt" style:font-weight-complex="normal"/>
    </style:style>
    <style:style style:name="T50" style:family="text">
      <style:text-properties style:font-name="Liberation Serif" fo:font-size="10pt" fo:font-weight="normal" officeooo:rsid="002cc770" style:font-size-asian="10pt" style:font-weight-asian="normal" style:font-size-complex="10pt" style:font-weight-complex="normal"/>
    </style:style>
    <style:style style:name="T51" style:family="text">
      <style:text-properties style:font-name="Liberation Serif" fo:font-size="10pt" fo:font-weight="normal" officeooo:rsid="00326a10" style:font-size-asian="10pt" style:font-weight-asian="normal" style:font-size-complex="10pt" style:font-weight-complex="normal"/>
    </style:style>
    <style:style style:name="T52" style:family="text">
      <style:text-properties style:font-name="Liberation Serif" fo:font-size="10pt" fo:font-weight="normal" officeooo:rsid="0037d7d1" style:font-size-asian="10pt" style:font-weight-asian="normal" style:font-size-complex="10pt" style:font-weight-complex="normal"/>
    </style:style>
    <style:style style:name="T53" style:family="text">
      <style:text-properties style:font-name="Liberation Serif" fo:font-size="10pt" fo:font-weight="normal" officeooo:rsid="003ae872" style:font-size-asian="10pt" style:font-weight-asian="normal" style:font-size-complex="10pt" style:font-weight-complex="normal"/>
    </style:style>
    <style:style style:name="T54" style:family="text">
      <style:text-properties style:font-name="Liberation Serif" fo:font-size="10pt" fo:font-weight="normal" officeooo:rsid="003cb641" style:font-size-asian="10pt" style:font-weight-asian="normal" style:font-size-complex="10pt" style:font-weight-complex="normal"/>
    </style:style>
    <style:style style:name="T55" style:family="text">
      <style:text-properties officeooo:rsid="002a9704"/>
    </style:style>
    <style:style style:name="T56" style:family="text">
      <style:text-properties officeooo:rsid="0030fc37"/>
    </style:style>
    <style:style style:name="T57" style:family="text">
      <style:text-properties officeooo:rsid="00326a10"/>
    </style:style>
    <style:style style:name="T58" style:family="text">
      <style:text-properties officeooo:rsid="0032d829"/>
    </style:style>
    <style:style style:name="T59" style:family="text">
      <style:text-properties officeooo:rsid="0037d7d1"/>
    </style:style>
    <style:style style:name="T60" style:family="text">
      <style:text-properties officeooo:rsid="0039e8f9"/>
    </style:style>
    <style:style style:name="T61" style:family="text">
      <style:text-properties officeooo:rsid="003ae872"/>
    </style:style>
    <style:style style:name="T62" style:family="text">
      <style:text-properties officeooo:rsid="003dc3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8"><text:tab/><text:tab/><text:tab/><text:tab/><text:tab/><text:tab/><text:tab/><text:tab/><text:tab/><text:tab/></text:span><text:span text:style-name="T37">August</text:span><text:span text:style-name="T18"> 1</text:span><text:span text:style-name="T36">0</text:span><text:span text:style-name="T18">, 202</text:span><text:span text:style-name="T33">3</text:span></text:p>
      <text:p text:style-name="P4"/>
      <text:p text:style-name="P13">Gentlemen.</text:p>
      <text:p text:style-name="P23"><text:span text:style-name="T12"><text:s/></text:span><text:bookmark text:name="page2R_mcid2"/><text:span text:style-name="T12"><text:line-break/></text:span><text:span text:style-name="T23">Welcome to the CW Academy Advanced Class. <text:s/></text:span><text:span text:style-name="T12">You </text:span><text:span text:style-name="T23">have been assign</text:span><text:span text:style-name="T35">ed</text:span><text:span text:style-name="T23"> to our class for the </text:span><text:span text:style-name="T37">September</text:span><text:span text:style-name="T23">-</text:span><text:span text:style-name="T37">October</text:span><text:span text:style-name="T12"> 202</text:span><text:span text:style-name="T23">3</text:span><text:span text:style-name="T12"> semester. <text:s/></text:span><text:span text:style-name="T23">There are two co-advisors for this class – Joe Attili, AA2IL and Jim Mueller,</text:span><text:span text:style-name="T29"> </text:span><text:span text:style-name="T23">N7AUE. <text:s/></text:span><text:span text:style-name="T12">We will be</text:span><text:span text:style-name="T29">gin </text:span><text:span text:style-name="T12">mee</text:span><text:span text:style-name="T18">ti</text:span><text:span text:style-name="T12">ng </text:span><text:span text:style-name="T29">regularly</text:span><text:span text:style-name="T12"> as a group beginning on Monday, </text:span><text:span text:style-name="T37">September</text:span><text:span text:style-name="T18"> </text:span><text:span text:style-name="T36">1</text:span><text:span text:style-name="T37">1</text:span><text:span text:style-name="T18">. <text:s/>T</text:span><text:span text:style-name="T12">he schedule </text:span><text:span text:style-name="T18">will</text:span><text:span text:style-name="T12"> be Mondays and Thursdays at </text:span><text:span text:style-name="T36">7 </text:span><text:span text:style-name="T12">PM </text:span><text:span text:style-name="T29">P</text:span><text:span text:style-name="T36">D</text:span><text:span text:style-name="T29">T</text:span><text:span text:style-name="T12"> (</text:span><text:span text:style-name="T36">10PM EDT, </text:span><text:span text:style-name="T18">02</text:span><text:span text:style-name="T12">:00 UTC </text:span><text:span text:style-name="T18">the next day)</text:span><text:bookmark text:name="page2R_mcid3"/><text:span text:style-name="T18"> for the ensuing eight weeks. <text:s/></text:span><text:span text:style-name="T41">We will kick things off with an informal “meet and greet” session on Thursday </text:span><text:span text:style-name="T46">September</text:span><text:span text:style-name="T41"> </text:span><text:span text:style-name="T45">7</text:span><text:span text:style-name="T41">, 202</text:span><text:span text:style-name="T42">3</text:span><text:span text:style-name="T41"> at </text:span><text:span text:style-name="T45">7 </text:span><text:span text:style-name="T41">PM P</text:span><text:span text:style-name="T45">D</text:span><text:span text:style-name="T41">T</text:span><text:span text:style-name="T19"> </text:span><text:span text:style-name="T41">(</text:span><text:span text:style-name="T45">10 PM EDT, </text:span><text:span text:style-name="T41">02:00 UTC Friday) </text:span><text:span text:style-name="T19">to introduce our selves, test the </text:span><text:span text:style-name="T23">video conference</text:span><text:span text:style-name="T19"> connection and work out any bugs with the audio.</text:span></text:p>
      <text:p text:style-name="P4"/>
      <text:p text:style-name="P25"><text:span text:style-name="T19">For those of you who have taken other CWA classes, welcome back. <text:s/>For those who are new, welcome aboard and l</text:span><text:span text:style-name="T12">et </text:span><text:span text:style-name="T23">us</text:span><text:span text:style-name="T12"> quickly explain how CW Academy works. <text:s/></text:span><text:span text:style-name="T19">The most important part for your success is daily practice. <text:s/></text:span><text:span text:style-name="T16">Try to devote one or two short sessions of 15-20 minutes each day rather than cram everything into a </text:span><text:span text:style-name="T24">5</text:span><text:span text:style-name="T16">-hour marathon once a week. </text:span><text:span text:style-name="T25">In addition, you will want to spend </text:span><text:span text:style-name="T17">as much</text:span><text:span text:style-name="T25"> time as you can on the air rag chewing and/or participating in the various practice “contests” – SST, MST and CWT. <text:s/></text:span><text:span text:style-name="T29">As the students entering this class will have a variety of abilities and experience, </text:span><text:span text:style-name="T37">please </text:span><text:span text:style-name="T29">do not compare yourself to others in the class but rather measure your progress against yourself. <text:s/></text:span><text:span text:style-name="T30">Most importantly, m</text:span><text:span text:style-name="T25">ake sure that you are </text:span><text:span text:style-name="T24">always </text:span><text:span text:style-name="T25">having fun </text:span><text:span text:style-name="T17">and this doesn’t become burdensome – </text:span><text:span text:style-name="T30">ham radio is our hobby!</text:span></text:p>
      <text:p text:style-name="P5"/>
      <text:p text:style-name="P6">Here <text:span text:style-name="T9">i</text:span>s <text:span text:style-name="T9">the equipment</text:span> you are going to need: </text:p>
      <text:p text:style-name="P6"/>
      <text:p text:style-name="P1">• <text:tab/>A computer and a broadband Internet connec<text:span text:style-name="T9">ti</text:span>on,</text:p>
      <text:p text:style-name="P1"><text:span text:style-name="T9">• <text:tab/>H</text:span>eadphones/<text:span text:style-name="T10">ear buds</text:span> that plug into the computer’s headphone jack,</text:p>
      <text:p text:style-name="P1">•<text:bookmark text:name="page2R_mcid12"/> <text:tab/>A webcam (camera/microphone) – <text:span text:style-name="T9">most </text:span><text:span text:style-name="T60">modern computers</text:span><text:span text:style-name="T9"> </text:span>have these built in but, if not, you can buy a perfectly good one for about $20 or less </text:p>
      <text:p text:style-name="P26"><text:span text:style-name="T12">• <text:tab/></text:span><text:span text:style-name="T32">Keyer p</text:span><text:span text:style-name="T12">addle</text:span><text:span text:style-name="T32">s – new </text:span><text:span text:style-name="T31">paddles</text:span><text:span text:style-name="T32"> have become ridiculously priced so </text:span><text:span text:style-name="T12">borrow or buy a used one</text:span><text:bookmark text:name="page2R_mcid16"/><text:bookmark text:name="page2R_mcid17"/><text:span text:style-name="T12"> </text:span><text:span text:style-name="T32">if you can. <text:s/>Unfortunately, even good operators </text:span><text:span text:style-name="T31">can</text:span><text:span text:style-name="T32"> not reliably </text:span><text:span text:style-name="T31">send much </text:span><text:span text:style-name="T32">above about 20-wpm with a straight key.</text:span></text:p>
      <text:p text:style-name="P1">•<text:bookmark text:name="page2R_mcid18"/> <text:tab/>A radio with a built-in keyer and sidetone. <text:s/><text:span text:style-name="T10">Most (all?) modern rigs have this but if you need a </text:span>separate <text:span text:style-name="T10">unit, </text:span>MFJ makes an inexpensive EconoKeyer if you can’t borrow one or find a used one<text:bookmark text:name="page2R_mcid19"/>.<text:line-break/></text:p>
      <text:p text:style-name="P27"><text:span text:style-name="T24">We </text:span><text:span text:style-name="T34">will be</text:span><text:span text:style-name="T23"> </text:span><text:span text:style-name="T24">using </text:span><text:span text:style-name="T23">Jitsi</text:span><text:span text:style-name="T24"> for our class meetings. <text:s/></text:span><text:span text:style-name="T23">Jitsi is a web-based application similar to Zoom. <text:s/></text:span><text:span text:style-name="T24">While very good for normal conversation</text:span><text:span text:style-name="T26">al</text:span><text:span text:style-name="T24"> meetings, </text:span><text:span text:style-name="T28">these video conferencing applications</text:span><text:span text:style-name="T24"> ha</text:span><text:span text:style-name="T28">ve</text:span><text:span text:style-name="T24"> some quirks when dealing with CW </text:span><text:span text:style-name="T27">which can make copying more difficult than on-the-air</text:span><text:span text:style-name="T24">. <text:s/></text:span><text:span text:style-name="T34">We used Jitsi in the previous class and found that, compared to Zoom, it handled the audio quite well but the video was inconsistent</text:span><text:span text:style-name="T23">. <text:s/></text:span><text:span text:style-name="T26">To be considerate to your fellow classmates, i</text:span><text:span text:style-name="T27">t is important that you</text:span><text:span text:style-name="T24"> </text:span></text:p>
      <text:p text:style-name="P17"/>
      <text:p text:style-name="P16"><text:span text:style-name="T7">• <text:tab/></text:span><text:span text:style-name="T8">use headphones/ear buds </text:span><text:span text:style-name="T57">and</text:span></text:p>
      <text:p text:style-name="P16">• <text:tab/>mute yourself if you are not actively sending.</text:p>
      <text:p text:style-name="P7"/>
      <text:p text:style-name="P15">We will send out a link for the video conference prior to the <text:span text:style-name="T62">September 7</text:span> meeting.</text:p>
      <text:p text:style-name="P15"/>
      <text:p text:style-name="P5"><text:span text:style-name="T1">Please download the latest “Practice Instructions and Homework Assignments” from the CWops website under the CW A</text:span><text:span text:style-name="T3">cademy → </text:span><text:span text:style-name="T6">Student Resources → </text:span><text:span text:style-name="T3">Advanced tab:</text:span></text:p>
      <text:p text:style-name="P8"/>
      <text:p text:style-name="P20"><text:a xlink:type="simple" xlink:href="https://cwops.org/wp-content/uploads/2022/02/Practice-Instructions-and-Homework-Assignments-Advanced-rev-1.8.pdf" text:style-name="Internet_20_link" text:visited-style-name="Visited_20_Internet_20_Link"><text:span text:style-name="T12">https://cwops.org/wp-content/uploads/2022/02/Practice-Instructions-and-Homework-Assignments-Advanced-rev-1.8.pdf</text:span></text:a></text:p>
      <text:p text:style-name="P8"/>
      <text:p text:style-name="P27"><text:span text:style-name="T16">There, you will also find a link to the audio practice files referenced in this document. <text:s/></text:span><text:span text:style-name="T39">Please complete the first assignment (Session 1 → Day 1) prior to our </text:span><text:span text:style-name="T43">first formal </text:span><text:span text:style-name="T39">meeting on </text:span><text:span text:style-name="T46">September</text:span><text:span text:style-name="T39"> </text:span><text:span text:style-name="T45">1</text:span><text:span text:style-name="T46">1</text:span><text:span text:style-name="T39">. <text:s/></text:span><text:span text:style-name="T47">Typically, we’ll start each class meeting with a </text:span><text:span text:style-name="T48">short </text:span><text:span text:style-name="T47">discussion of questions/thoughts on the homework and what on-the-air activities you’ve been up to. <text:s/></text:span><text:span text:style-name="T51">We</text:span><text:span text:style-name="T49"> will </text:span><text:span text:style-name="T53">then do some </text:span><text:span text:style-name="T49">exercises to improve your </text:span><text:span text:style-name="T40">head copy</text:span><text:span text:style-name="T49"> </text:span><text:span text:style-name="T40">and sending skills. <text:s/></text:span></text:p>
      <text:p text:style-name="P19"/>
      <text:p text:style-name="P27"><text:span text:style-name="T53">Inasmuch as your skills are increasing and you are becoming </text:span><text:span text:style-name="T54">skilled</text:span><text:span text:style-name="T53"> operators, we will also present/discuss various topics related to operating and techniques to </text:span><text:span text:style-name="T54">increase your enjoyment of our great hobby</text:span><text:span text:style-name="T49">. </text:span><text:span text:style-name="T40"><text:s/></text:span><text:span text:style-name="T50">If you need to miss a few classes, no problem, just keep practicing! <text:s/></text:span><text:span text:style-name="T52">Also, if you need a “private lesson” to help work out an issue, just ask and we’ll set something up.</text:span></text:p>
      <text:p text:style-name="P18"/>
      <text:p text:style-name="P9">The advanced class make<text:span text:style-name="T11">s</text:span> heavy use of two excellent practice tools, Morse Runner and RufzXP. <text:s/>If you are not familiar with these programs, <text:span text:style-name="T6">you can find written instructions and videos on how to use them under Student Tutorials heading. <text:s/></text:span><text:soft-page-break/><text:span text:style-name="T6">These are windows programs that can also be made to run under linux </text:span><text:span text:style-name="T59">or Mac OS</text:span><text:span text:style-name="T6">; </text:span><text:span text:style-name="T58">we</text:span><text:span text:style-name="T6"> can help you with that if you are using linux.</text:span></text:p>
      <text:p text:style-name="P9"/>
      <text:p text:style-name="P24"><text:span text:style-name="T20">Although this may all sound very regimented, we actually have a lot of leeway in what we cover </text:span><text:span text:style-name="T21">in the class meetin</text:span><text:span text:style-name="T22">g</text:span><text:span text:style-name="T21">s </text:span><text:span text:style-name="T13">and </text:span><text:span text:style-name="T29">we</text:span><text:span text:style-name="T13"> need you</text:span><text:span text:style-name="T22">r</text:span><text:span text:style-name="T13"> input on what you would like to emphasize. <text:s/>This could include:</text:span></text:p>
      <text:p text:style-name="P10"/>
      <text:p text:style-name="P2"><text:span text:style-name="T2">• <text:tab/></text:span>Contesting</text:p>
      <text:p text:style-name="P2"><text:span text:style-name="T2">• <text:tab/></text:span>Rag chewing</text:p>
      <text:p text:style-name="P2"><text:span text:style-name="T2">• <text:tab/></text:span>Sending</text:p>
      <text:p text:style-name="P2"><text:span text:style-name="T2">• <text:tab/></text:span>Head copy / memory retention</text:p>
      <text:p text:style-name="P2"><text:span text:style-name="T2">• <text:tab/></text:span><text:span text:style-name="T5">Something else</text:span><text:span text:style-name="T4">?</text:span></text:p>
      <text:p text:style-name="P10"/>
      <text:p text:style-name="P21"><text:span text:style-name="T14">So, if </text:span><text:span text:style-name="T29">we</text:span><text:span text:style-name="T14"> haven’t scared you away, </text:span><text:span text:style-name="T38">please e-mail </text:span><text:span text:style-name="T44">both of us</text:span><text:span text:style-name="T38"> a.s.a.p. to let me know 1) you are willing and able to make the time commitment to practice and 2) confirm that you will be participating in the class. </text:span><text:span text:style-name="T14"><text:s/></text:span><text:span text:style-name="T29">In your e-mail, p</text:span><text:span text:style-name="T15">lease also </text:span><text:span text:style-name="T29">include</text:span><text:span text:style-name="T15"> an idea of what you’d like to get out of the class. <text:s/></text:span><text:span text:style-name="T14">If your circumstances have changed and you wish to opt out for this term, no problem. <text:s/>You are always welcome sign up again for a future class. <text:s/></text:span><text:span text:style-name="T29">We</text:span><text:span text:style-name="T14"> just need to know that there is a vacancy </text:span><text:span text:style-name="T15">so</text:span><text:span text:style-name="T14"> it can be filled by another student. </text:span></text:p>
      <text:p text:style-name="P11"/>
      <text:p text:style-name="P12"><text:span text:style-name="T58">We</text:span>’<text:span text:style-name="T58">re</text:span> looking <text:span text:style-name="T56">forward</text:span> to meeting and working with all of you and to helping you achieve your CW goals. </text:p>
      <text:p text:style-name="P8"><text:bookmark text:name="page2R_mcid44"/><text:line-break/><text:span text:style-name="T55">Vy </text:span>73, <text:bookmark text:name="page2R_mcid45"/><text:line-break/><text:span text:style-name="T55">Joe Attili – AA2IL</text:span></text:p>
      <text:p text:style-name="P14">Jim Mueller - N7AUE</text:p>
      <text:p text:style-name="P8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1T11:28:03.546519226</meta:creation-date>
    <dc:date>2023-08-10T11:09:35.832444513</dc:date>
    <meta:editing-duration>PT1H26M7S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2" meta:paragraph-count="29" meta:word-count="904" meta:character-count="5257" meta:non-whitespace-character-count="4314"/>
  </office:meta>
</office:document-meta>
</file>